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3366" draw:textarea-vertical-align="middle"/>
    </style:style>
    <style:style style:name="gr2" style:family="graphic" style:parent-style-name="standard">
      <style:graphic-properties svg:stroke-color="#333333" draw:fill="solid" draw:fill-color="#c0c0c0" draw:textarea-vertical-align="middle"/>
    </style:style>
    <style:style style:name="gr3" style:family="graphic" style:parent-style-name="standard">
      <style:graphic-properties draw:fill="solid" draw:textarea-vertical-align="middle"/>
    </style:style>
    <style:style style:name="gr4" style:family="graphic" style:parent-style-name="standard">
      <style:graphic-properties draw:fill="solid" draw:fill-color="#ffffcc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65cm"/>
    </style:style>
    <style:style style:name="gr8" style:family="graphic" style:parent-style-name="standard">
      <style:graphic-properties draw:stroke="none" svg:stroke-color="#000000" draw:fill="none" draw:fill-color="#ffffff" fo:min-height="1.311cm"/>
    </style:style>
    <style:style style:name="gr9" style:family="graphic" style:parent-style-name="standard">
      <style:graphic-properties draw:stroke="none" draw:fill="none" fo:min-height="0.714cm"/>
    </style:style>
    <style:style style:name="gr10" style:family="graphic" style:parent-style-name="standard">
      <style:graphic-properties draw:stroke="none" svg:stroke-color="#000000" draw:fill="none" draw:fill-color="#ffffff" fo:min-height="3.488cm"/>
    </style:style>
    <style:style style:name="gr11" style:family="graphic" style:parent-style-name="standard">
      <style:graphic-properties draw:stroke="none" svg:stroke-color="#000000" draw:fill="none" draw:fill-color="#ffffff" fo:min-height="2.221cm"/>
    </style:style>
    <style:style style:name="gr12" style:family="graphic" style:parent-style-name="standard">
      <style:graphic-properties draw:stroke="none" svg:stroke-color="#000000" draw:fill="none" draw:fill-color="#ffffff" fo:min-height="2.15cm"/>
    </style:style>
    <style:style style:name="co1" style:family="table-column">
      <style:table-column-properties style:column-width="3.286cm" style:use-optimal-column-width="false"/>
    </style:style>
    <style:style style:name="co2" style:family="table-column">
      <style:table-column-properties style:column-width="2.829cm" style:use-optimal-column-width="false"/>
    </style:style>
    <style:style style:name="co3" style:family="table-column">
      <style:table-column-properties style:column-width="3.01cm" style:use-optimal-column-width="false"/>
    </style:style>
    <style:style style:name="co4" style:family="table-column">
      <style:table-column-properties style:column-width="6.159cm" style:use-optimal-column-width="false"/>
    </style:style>
    <style:style style:name="co5" style:family="table-column">
      <style:table-column-properties style:column-width="6.233cm" style:use-optimal-column-width="false"/>
    </style:style>
    <style:style style:name="co6" style:family="table-column">
      <style:table-column-properties style:column-width="5.976cm" style:use-optimal-column-width="false"/>
    </style:style>
    <style:style style:name="ro1" style:family="table-row">
      <style:table-row-properties style:row-height="1.282cm"/>
    </style:style>
    <style:style style:name="ro2" style:family="table-row">
      <style:table-row-properties style:row-height="1.28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5cm" svg:height="5cm" svg:x="7.2cm" svg:y="6.8cm">
          <text:p/>
        </draw:rect>
        <draw:rect draw:style-name="gr2" draw:text-style-name="P1" draw:layer="layout" svg:width="5.9cm" svg:height="3.8cm" svg:x="7.5cm" svg:y="7.4cm"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1" draw:layer="layout" svg:width="4.731cm" svg:height="2.664cm" svg:x="8cm" svg:y="7.936cm">
          <text:p text:style-name="P1">Profile</text:p>
          <text:p text:style-name="P1">Adapter </text:p>
          <text:p text:style-name="P1"><text:span text:style-name="T1">(Dynamic loader)</text:span></text:p>
        </draw:rect>
        <draw:rect draw:style-name="gr4" draw:text-style-name="P1" draw:layer="layout" svg:width="2.81cm" svg:height="1.916cm" draw:transform="skewX (-0.037524578917871) rotate (0.0085521133347706) translate (2.602cm 7.985cm)">
          <text:p text:style-name="P1">Client</text:p>
        </draw:rect>
        <draw:rect draw:style-name="gr5" draw:text-style-name="P1" draw:layer="layout" svg:width="2.8cm" svg:height="1.4cm" svg:x="18cm" svg:y="6.6cm">
          <text:p text:style-name="P1">A</text:p>
        </draw:rect>
        <draw:line draw:style-name="gr6" draw:text-style-name="P1" draw:layer="layout" svg:x1="12.7cm" svg:y1="9.1cm" svg:x2="18.3cm" svg:y2="7cm">
          <text:p/>
        </draw:line>
        <draw:frame draw:style-name="gr7" draw:text-style-name="P3" draw:layer="layout" svg:width="9.6cm" svg:height="2.447cm" svg:x="10.2cm" svg:y="1cm">
          <draw:text-box>
            <text:p text:style-name="P2"><text:span text:style-name="T2">Microservices </text:span><text:span text:style-name="T2"><text:line-break/></text:span><text:span text:style-name="T2">API Gateway Architecture V1.1</text:span></text:p>
          </draw:text-box>
        </draw:frame>
        <draw:frame draw:style-name="gr8" draw:text-style-name="P4" draw:layer="layout" svg:width="2.6cm" svg:height="1.561cm" svg:x="14.6cm" svg:y="6.839cm">
          <draw:text-box>
            <text:p><text:span text:style-name="T3">Starts</text:span></text:p>
          </draw:text-box>
        </draw:frame>
        <draw:line draw:style-name="gr6" draw:text-style-name="P1" draw:layer="layout" svg:x1="5.6cm" svg:y1="8.9cm" svg:x2="8.2cm" svg:y2="8.9cm">
          <text:p/>
        </draw:line>
        <draw:frame draw:style-name="gr9" draw:text-style-name="P1" draw:layer="layout" svg:width="4.151cm" svg:height="1.675cm" svg:x="8.149cm" svg:y="5.1cm">
          <draw:text-box>
            <text:p text:style-name="P1">Gateway API Endpoint</text:p>
          </draw:text-box>
        </draw:frame>
        <draw:rect draw:style-name="gr5" draw:text-style-name="P1" draw:layer="layout" svg:width="2.8cm" svg:height="1.4cm" svg:x="16.7cm" svg:y="8.5cm">
          <text:p text:style-name="P1">B</text:p>
        </draw:rect>
        <draw:rect draw:style-name="gr5" draw:text-style-name="P1" draw:layer="layout" svg:width="2.8cm" svg:height="1.4cm" svg:x="15.5cm" svg:y="10.5cm">
          <text:p text:style-name="P1">A</text:p>
        </draw:rect>
        <draw:line draw:style-name="gr6" draw:text-style-name="P1" draw:layer="layout" svg:x1="12.7cm" svg:y1="9.1cm" svg:x2="16.3cm" svg:y2="9cm">
          <text:p/>
        </draw:line>
        <draw:line draw:style-name="gr6" draw:text-style-name="P1" draw:layer="layout" svg:x1="12.7cm" svg:y1="9.1cm" svg:x2="15.6cm" svg:y2="10.7cm">
          <text:p/>
        </draw:line>
        <draw:frame draw:style-name="standard" draw:layer="layout" svg:width="27.492cm" svg:height="3.847cm" svg:x="1.2cm" svg:y="15.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ServiceID</text:p>
              </table:table-cell>
              <table:table-cell>
                <text:p>Context</text:p>
              </table:table-cell>
              <table:table-cell>
                <text:p>Protocol</text:p>
              </table:table-cell>
              <table:table-cell>
                <text:p>Input_Port</text:p>
              </table:table-cell>
              <table:table-cell>
                <text:p>FilePath</text:p>
              </table:table-cell>
              <table:table-cell>
                <text:p>Location</text:p>
              </table:table-cell>
            </table:table-row>
            <table:table-row table:style-name="ro1" table:default-cell-style-name="ce2">
              <table:table-cell>
                <text:p text:style-name="P4">1</text:p>
              </table:table-cell>
              <table:table-cell>
                <text:p text:style-name="P4">ProfileA</text:p>
              </table:table-cell>
              <table:table-cell>
                <text:p text:style-name="P4">sodep</text:p>
              </table:table-cell>
              <table:table-cell>
                <text:p text:style-name="P4">AnyNanme.ol</text:p>
              </table:table-cell>
              <table:table-cell>
                <text:p text:style-name="P4">/../ProfileA\file.ol</text:p>
              </table:table-cell>
              <table:table-cell>
                <text:p text:style-name="P4">socket://localhost:2001/</text:p>
              </table:table-cell>
            </table:table-row>
            <table:table-row table:style-name="ro2" table:default-cell-style-name="ce2">
              <table:table-cell>
                <text:p text:style-name="P4">2</text:p>
              </table:table-cell>
              <table:table-cell>
                <text:p text:style-name="P4">ProfileB</text:p>
              </table:table-cell>
              <table:table-cell/>
              <table:table-cell>
                <text:p text:style-name="P4">OtherName.ol</text:p>
              </table:table-cell>
              <table:table-cell>
                <text:p text:style-name="P4">/../ProfileB\file.ol</text:p>
              </table:table-cell>
              <table:table-cell>
                <text:p text:style-name="P4">808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layer="layout" svg:width="5.637cm" svg:height="0.964cm" svg:x="11.163cm" svg:y="14.8cm">
          <draw:text-box>
            <text:p>Service Registry</text:p>
          </draw:text-box>
        </draw:frame>
        <draw:frame draw:style-name="gr9" draw:text-style-name="P1" draw:layer="layout" svg:width="4.151cm" svg:height="0.964cm" svg:x="15.65cm" svg:y="5.5cm">
          <draw:text-box>
            <text:p text:style-name="P1">Services</text:p>
          </draw:text-box>
        </draw:frame>
        <draw:line draw:style-name="gr6" draw:text-style-name="P1" draw:layer="layout" svg:x1="8.5cm" svg:y1="15.901cm" svg:x2="8.4cm" svg:y2="11.8cm">
          <text:p/>
        </draw:line>
        <draw:frame draw:style-name="gr10" draw:layer="layout" svg:width="6cm" svg:height="4.293cm" svg:x="2.9cm" svg:y="11.6cm">
          <draw:text-box>
            <text:p><text:span text:style-name="T3">Requests:</text:span></text:p>
            <text:p><text:span text:style-name="T3">fter the user logs in, the Gateway is able to request to the Service Registry, in order to show ther services status.</text:span> </text:p>
          </draw:text-box>
        </draw:frame>
        <draw:line draw:style-name="gr6" draw:text-style-name="P1" draw:layer="layout" svg:x1="20.6cm" svg:y1="15.902cm" svg:x2="20.5cm" svg:y2="8cm">
          <text:p/>
        </draw:line>
        <draw:line draw:style-name="gr6" draw:text-style-name="P1" draw:layer="layout" svg:x1="19.4cm" svg:y1="15.902cm" svg:x2="19.3cm" svg:y2="9.9cm">
          <text:p/>
        </draw:line>
        <draw:line draw:style-name="gr6" draw:text-style-name="P1" draw:layer="layout" svg:x1="18.2cm" svg:y1="15.902cm" svg:x2="18.1cm" svg:y2="11.9cm">
          <text:p/>
        </draw:line>
        <draw:frame draw:style-name="gr11" draw:text-style-name="P4" draw:layer="layout" svg:width="6.6cm" svg:height="2.471cm" svg:x="20.8cm" svg:y="9.3cm">
          <draw:text-box>
            <text:p text:style-name="P4"><text:span text:style-name="T3">Register:</text:span><text:span text:style-name="T3"><text:line-break/></text:span><text:span text:style-name="T3">The services register themselves to the service registry on startup.</text:span></text:p>
          </draw:text-box>
        </draw:frame>
        <draw:rect draw:style-name="gr5" draw:text-style-name="P1" draw:layer="layout" svg:width="5.7cm" svg:height="1.6cm" svg:x="1.5cm" svg:y="1.6cm">
          <text:p text:style-name="P1">Monitoring tool</text:p>
          <text:p text:style-name="P1">(Maybe web client)</text:p>
        </draw:rect>
        <draw:line draw:style-name="gr6" draw:text-style-name="P1" draw:layer="layout" svg:x1="7.1cm" svg:y1="3.3cm" svg:x2="7.1cm" svg:y2="6.7cm">
          <text:p/>
        </draw:line>
        <draw:frame draw:style-name="gr12" draw:layer="layout" svg:width="5.8cm" svg:height="3.183cm" svg:x="1.5cm" svg:y="3.472cm">
          <draw:text-box>
            <text:p><text:span text:style-name="T3">Queries:</text:span><text:span text:style-name="T3"><text:line-break/></text:span><text:span text:style-name="T3">The monitoring tool queries the Gateway. The gateway consults the Service Registry. </text:span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8T20:32:27.47</meta:creation-date>
    <dc:date>2016-01-15T14:30:42.57</dc:date>
    <meta:editing-duration>P2DT2H44M42S</meta:editing-duration>
    <meta:editing-cycles>27</meta:editing-cycles>
    <meta:generator>OpenOffice/4.1.2$Win32 OpenOffice.org_project/412m3$Build-9782</meta:generator>
    <meta:document-statistic meta:object-count="26"/>
  </office:meta>
</office:document-meta>
</file>